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MX" fo:font-weight="bold" style:font-weight-asian="bold" style:font-weight-complex="bold"/>
    </style:style>
    <style:style style:name="P2" style:family="paragraph" style:parent-style-name="Standard">
      <style:paragraph-properties fo:text-align="justify" style:justify-single-word="false"/>
      <style:text-properties fo:language="es" fo:country="MX" fo:font-weight="bold" officeooo:rsid="000683fb" officeooo:paragraph-rsid="000683fb" style:font-weight-asian="bold" style:font-weight-complex="bold"/>
    </style:style>
    <style:style style:name="P3" style:family="paragraph" style:parent-style-name="Standard">
      <style:paragraph-properties fo:text-align="justify" style:justify-single-word="false"/>
      <style:text-properties fo:language="es" fo:country="MX" fo:font-weight="bold" officeooo:rsid="000755af" officeooo:paragraph-rsid="000755af" style:font-weight-asian="bold" style:font-weight-complex="bold"/>
    </style:style>
    <style:style style:name="P4" style:family="paragraph" style:parent-style-name="Standard">
      <style:paragraph-properties fo:text-align="justify" style:justify-single-word="false"/>
      <style:text-properties fo:language="es" fo:country="MX" fo:font-weight="bold" officeooo:rsid="0007a2bf" officeooo:paragraph-rsid="0007a2bf" style:font-weight-asian="bold" style:font-weight-complex="bold"/>
    </style:style>
    <style:style style:name="P5" style:family="paragraph" style:parent-style-name="Standard">
      <style:text-properties fo:language="es" fo:country="MX" fo:font-weight="normal" style:font-weight-asian="normal" style:font-weight-complex="normal"/>
    </style:style>
    <style:style style:name="P6" style:family="paragraph" style:parent-style-name="Standard">
      <style:paragraph-properties fo:text-align="justify" style:justify-single-word="false"/>
      <style:text-properties fo:language="es" fo:country="MX" fo:font-weight="normal" officeooo:rsid="000683fb" officeooo:paragraph-rsid="000683fb" style:font-weight-asian="normal" style:font-weight-complex="normal"/>
    </style:style>
    <style:style style:name="P7" style:family="paragraph" style:parent-style-name="Standard">
      <style:paragraph-properties fo:text-align="justify" style:justify-single-word="false"/>
      <style:text-properties fo:language="es" fo:country="MX" fo:font-weight="normal" style:font-weight-asian="normal" style:font-weight-complex="normal"/>
    </style:style>
    <style:style style:name="P8" style:family="paragraph" style:parent-style-name="Standard">
      <style:paragraph-properties fo:text-align="justify" style:justify-single-word="false"/>
      <style:text-properties fo:language="es" fo:country="MX" fo:font-weight="normal" officeooo:rsid="0006bccf" officeooo:paragraph-rsid="000683fb"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6bccf" style:font-weight-asian="normal" style:font-weight-complex="normal"/>
    </style:style>
    <style:style style:name="T3" style:family="text">
      <style:text-properties officeooo:rsid="000683fb"/>
    </style:style>
    <style:style style:name="T4" style:family="text">
      <style:text-properties officeooo:rsid="00081b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d<text:span text:style-name="T3">e</text:span>: Un nuevo tipo de servidor web</text:p>
      <text:p text:style-name="P5"/>
      <text:p text:style-name="P6">En cierto modo, Node tiene mucho en común con otros servires web, como Internet Information Services de Microsoft o Apache. Sin mebargo, lo más interesante es en qué se diferencia, así que empecepos por ahí.</text:p>
      <text:p text:style-name="P7"/>
      <text:p text:style-name="P2"><text:span text:style-name="T1">Al igual que Express, el enfoque de Node hacia los servidores web es muy mínimo. </text:span><text:span text:style-name="T2">A diferencia de IIS o Apache, que una persona puede pasar muchos años dominando, Node es muy fácil de instalar y configurar. Esto no quiere decir que el ajuste de los servidores Node para obtener el máximo rendimiento en un entorno de producción sea una cuestión tirvial: es sólo que las opciones de configuración son más sencillas y directas.</text:span></text:p>
      <text:p text:style-name="P8"/>
      <text:p text:style-name="P3"><text:span text:style-name="T2">O</text:span><text:span text:style-name="T1">tra diferencia importante entre Node y los servidores web más tradicionales es que Node es de un solo hilo. A primera vista, esto puede parecer un paso atrás. Pero resulta ser un golpe de genio. La ejecución de un solo hilo simplifica enormemente la tarea de escribir aplicaciones web, y si necesitas el rendimiento de una aplicación multihilo, puedes simplemente crear más instancias de Node, y tendrás efectivamente las ventajas de rendimiento de la ejecución multihilos.</text:span></text:p>
      <text:p text:style-name="P8"/>
      <text:p text:style-name="P4"><text:span text:style-name="T2">E</text:span><text:span text:style-name="T1">l lector astuto probablemente piense que esto suena a humo y espejos. Después de todo, ¿no es el multithreading a través del paralelismo del servidor (en contraposición al paralelismo de la aplicación) simplemente un desplazamiento de la ocmplejidad, no su eliminación? Tal vez, pero en mi experiencia, ha desplazado la complejidad exactamente donde debería estar. Además, con la creciente popularidad de la computación en nube y el tratamiento de los servidores como productos genéricos, este enfoque tiene mucho más sentid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30T21:00:06.314642956</meta:creation-date>
    <dc:date>2022-10-01T14:05:01.978554875</dc:date>
    <meta:editing-duration>PT24M36S</meta:editing-duration>
    <meta:editing-cycles>3</meta:editing-cycles>
    <meta:generator>LibreOffice/7.3.5.2$Linux_X86_64 LibreOffice_project/30$Build-2</meta:generator>
    <meta:document-statistic meta:table-count="0" meta:image-count="0" meta:object-count="0" meta:page-count="1" meta:paragraph-count="5" meta:word-count="272" meta:character-count="1667" meta:non-whitespace-character-count="1400"/>
  </office:meta>
</office:document-meta>
</file>